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rman2Stemmer.r_standard_suffix(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00">
            <text:p text:style-name="Table_20_Contents">200</text:p>
          </table:table-cell>
        </table:table-row>
        <table:table-row>
          <table:table-cell office:value-type="string">
            <text:p text:style-name="Table_20_Contents">German2Stemmer.copy_from( German2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rman2Stemmer.r_mark_region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rman2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rman2Stemmer.r_postlud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German2Stemmer.r_prelude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German2Stemmer.ste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German2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